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3D716D318F7.png"/>
  <manifest:file-entry manifest:media-type="image/png" manifest:full-path="Pictures/1000020100000780000003D721C15D17.png"/>
  <manifest:file-entry manifest:media-type="image/png" manifest:full-path="Pictures/1000020100000780000003D7790321CC.png"/>
  <manifest:file-entry manifest:media-type="image/png" manifest:full-path="Pictures/1000020100000780000003D7588469F2.png"/>
  <manifest:file-entry manifest:media-type="image/png" manifest:full-path="Pictures/10000000000004A2000001E3DBCF4023.png"/>
  <manifest:file-entry manifest:media-type="image/png" manifest:full-path="Pictures/1000020100000780000003D717368641.png"/>
  <manifest:file-entry manifest:media-type="image/png" manifest:full-path="Pictures/100002010000010000000090402331A6877683FF.png"/>
  <manifest:file-entry manifest:media-type="image/png" manifest:full-path="Pictures/1000020100000780000003D7FCE1D13F.png"/>
  <manifest:file-entry manifest:media-type="image/png" manifest:full-path="Pictures/1000020100000780000003D709CE6293.png"/>
  <manifest:file-entry manifest:media-type="image/png" manifest:full-path="Pictures/1000020100000780000003D7A9F3A081.png"/>
  <manifest:file-entry manifest:media-type="image/png" manifest:full-path="Pictures/1000020100000780000003D766FFA16A.png"/>
  <manifest:file-entry manifest:media-type="image/png" manifest:full-path="Pictures/1000020100000780000003D71F165C40.png"/>
  <manifest:file-entry manifest:media-type="image/png" manifest:full-path="Pictures/1000020100000780000003D7F82DB3CF.png"/>
  <manifest:file-entry manifest:media-type="image/png" manifest:full-path="Pictures/1000020100000780000003D7CC9C64B8.png"/>
  <manifest:file-entry manifest:media-type="image/png" manifest:full-path="Pictures/1000020100000780000003D73C5D3709.png"/>
  <manifest:file-entry manifest:media-type="image/png" manifest:full-path="Pictures/1000020100000780000003D756482909.png"/>
  <manifest:file-entry manifest:media-type="image/jpeg" manifest:full-path="Pictures/1000000000000656000004606CC2266D.jpg"/>
  <manifest:file-entry manifest:media-type="image/png" manifest:full-path="Pictures/1000020100000780000003D7207EC6C2.png"/>
  <manifest:file-entry manifest:media-type="image/png" manifest:full-path="Pictures/1000020100000780000003D791CBDC95.png"/>
  <manifest:file-entry manifest:media-type="image/png" manifest:full-path="Pictures/1000020100000780000003D72822BF0B.png"/>
  <manifest:file-entry manifest:media-type="image/png" manifest:full-path="Pictures/10000000000004CE000001837BC4C59C.png"/>
  <manifest:file-entry manifest:media-type="image/png" manifest:full-path="Pictures/1000020100000780000003D78D721D8F.png"/>
  <manifest:file-entry manifest:media-type="image/png" manifest:full-path="Pictures/1000020100000780000003D798C88DE7.png"/>
  <manifest:file-entry manifest:media-type="image/jpeg" manifest:full-path="Pictures/10000000000000E800000055D4FBF332981A139C.jpg"/>
  <manifest:file-entry manifest:media-type="image/png" manifest:full-path="Pictures/10000000000005A000000266B6D96CCD.png"/>
  <manifest:file-entry manifest:media-type="image/png" manifest:full-path="Pictures/1000020100000780000003D704BA20F2.png"/>
  <manifest:file-entry manifest:media-type="image/png" manifest:full-path="Pictures/1000020100000780000003D76A27E832.png"/>
  <manifest:file-entry manifest:media-type="image/png" manifest:full-path="Pictures/1000020100000780000003D721241B5A.png"/>
  <manifest:file-entry manifest:media-type="image/png" manifest:full-path="Pictures/1000020100000780000003D731823D06.png"/>
  <manifest:file-entry manifest:media-type="image/png" manifest:full-path="Pictures/1000020100000780000003D718D09C33.png"/>
  <manifest:file-entry manifest:media-type="image/png" manifest:full-path="Pictures/1000020100000780000003D72BFBA330.png"/>
  <manifest:file-entry manifest:media-type="image/png" manifest:full-path="Pictures/100002010000009C000000576E11BF3CBEF550A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fit-to-contour="true" fo:min-height="14.802cm" draw:visible-area-left="0cm" draw:visible-area-top="0cm" draw:visible-area-width="5cm" draw:visible-area-height="5cm" draw:ole-draw-aspect="1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-notes">
      <style:graphic-properties draw:fill-color="#ffffff" fo:min-height="12.572cm"/>
    </style:style>
    <style:style style:name="pr3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fo:min-height="1.59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language="en" fo:country="US" style:language-asian="zxx" style:country-asian="none" style:language-complex="zxx" style:country-complex="none" fo:hyphenate="false"/>
    </style:style>
    <style:style style:name="P3" style:family="paragraph">
      <style:text-properties fo:language="en" fo:country="US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5" style:family="paragraph">
      <style:paragraph-properties fo:margin-top="0cm" fo:margin-bottom="0cm" fo:line-height="100%" fo:text-align="center" style:writing-mode="lr-tb" style:font-independent-line-spacing="true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6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7" style:family="paragraph">
      <style:paragraph-properties fo:margin-top="0cm" fo:margin-bottom="0cm" fo:line-height="100%" fo:text-align="end" style:writing-mode="lr-tb" style:font-independent-line-spacing="true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8" style:family="paragraph">
      <style:paragraph-properties fo:margin-top="0cm" fo:margin-bottom="0cm" fo:line-height="100%" fo:text-align="start" style:writing-mode="lr-tb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9" style:family="paragraph">
      <style:paragraph-properties fo:margin-top="0cm" fo:margin-bottom="0cm" fo:line-height="100%" fo:text-align="start" style:writing-mode="lr-tb" style:font-independent-line-spacing="true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10" style:family="paragraph">
      <style:paragraph-properties fo:text-align="center"/>
    </style:style>
    <style:style style:name="T1" style:family="text">
      <style:text-properties style:text-line-through-style="none" style:text-position="0% 100%" fo:font-family="Calibri" fo:font-size="36pt" fo:letter-spacing="normal" fo:language="en" fo:country="US" fo:font-style="normal" style:text-underline-style="none" fo:font-weight="bold" style:font-size-asian="36pt" style:language-asian="zxx" style:country-asian="none" style:font-style-asian="normal" style:font-weight-asian="bold" style:font-size-complex="36pt" style:language-complex="zxx" style:country-complex="none" style:font-style-complex="normal" style:font-weight-complex="bold"/>
    </style:style>
    <style:style style:name="T2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font-family-asian="'ＭＳ Ｐゴシック'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DC for Continuous Readout Digitizing Imager Array" draw:style-name="dp1" draw:master-page-name="Title" presentation:presentation-page-layout-name="AL1T0">
        <office:forms form:automatic-focus="false" form:apply-design-mode="false"/>
        <draw:frame draw:name="Title 1" presentation:style-name="pr1" draw:text-style-name="P2" draw:layer="layout" svg:width="17.201cm" svg:height="3.174cm" svg:x="1.357cm" svg:y="6.325cm" presentation:class="title" presentation:user-transformed="true">
          <draw:text-box>
            <text:p text:style-name="P1"><text:span text:style-name="T1">investigating the effect of sampling rate on INL/DN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menclature" draw:style-name="dp1" draw:master-page-name="Title_20_and_20_Content" presentation:presentation-page-layout-name="AL2T11">
        <office:forms form:automatic-focus="false" form:apply-design-mode="false"/>
        <draw:frame draw:name="Footer Placeholder 3" presentation:style-name="pr3" draw:text-style-name="P5" draw:layer="layout" svg:width="13.687cm" svg:height="1.013cm" svg:x="8.89cm" svg:y="17.926cm" presentation:class="footer" presentation:user-transformed="true">
          <draw:text-box>
            <text:p text:style-name="P4"><text:span text:style-name="T2">Lamine.hafiane@physik.uni-bonn.de</text:span></text:p>
          </draw:text-box>
        </draw:frame>
        <draw:frame draw:name="Slide Number Placeholder 4" presentation:style-name="pr4" draw:text-style-name="P7" draw:layer="layout" svg:width="3.18cm" svg:height="1.013cm" svg:x="22.978cm" svg:y="17.926cm" presentation:class="page-number" presentation:user-transformed="true">
          <draw:text-box>
            <text:p text:style-name="P6"><text:span text:style-name="T2"><text:page-number>&lt;Nummer&gt;</text:page-number></text:span></text:p>
          </draw:text-box>
        </draw:frame>
        <draw:frame draw:name="Date Placeholder 5" presentation:style-name="pr5" draw:text-style-name="P9" draw:layer="layout" svg:width="7.283cm" svg:height="1.013cm" svg:x="1.395cm" svg:y="17.926cm" presentation:class="date-time" presentation:user-transformed="true">
          <draw:text-box>
            <text:p text:style-name="P8"><text:span text:style-name="T2"><text:date style:data-style-name="D4" text:date-value="2021-12-15">12/15/2021</text:date></text:span></text:p>
          </draw:text-box>
        </draw:frame>
        <draw:frame draw:style-name="gr2" draw:text-style-name="P10" draw:layer="layout" svg:width="27.178cm" svg:height="15.357cm" svg:x="0cm" svg:y="2.169cm">
          <draw:image xlink:href="Pictures/1000020100000780000003D7564829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2" draw:text-style-name="P10" draw:layer="layout" svg:width="26.924cm" svg:height="15.611cm" svg:x="0.254cm" svg:y="2.169cm">
          <draw:image xlink:href="Pictures/1000020100000780000003D73C5D37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2" draw:text-style-name="P10" draw:layer="layout" svg:width="26.416cm" svg:height="14.595cm" svg:x="0.121cm" svg:y="2.459cm">
          <draw:image xlink:href="Pictures/1000020100000780000003D721241B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2" draw:text-style-name="P10" draw:layer="layout" svg:width="27.516cm" svg:height="14.595cm" svg:x="0cm" svg:y="2.931cm">
          <draw:image xlink:href="Pictures/1000020100000780000003D7173686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6.924cm" svg:height="14.595cm" svg:x="0.254cm" svg:y="2.931cm">
          <draw:image xlink:href="Pictures/1000020100000780000003D7CC9C64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849cm" svg:x="0cm" svg:y="3.048cm">
          <draw:image xlink:href="Pictures/1000020100000780000003D798C88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.001cm" svg:y="3.048cm">
          <draw:image xlink:href="Pictures/1000020100000780000003D704BA20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81cm">
          <draw:image xlink:href="Pictures/1000020100000780000003D7F82DB3CF.png" xlink:type="simple" xlink:show="embed" xlink:actuate="onLoad">
            <text:p/>
          </draw:image>
        </draw:frame>
        <presentation:notes draw:style-name="dp2">
          <draw:page-thumbnail draw:style-name="gr1" draw:layer="layout" svg:width="15.132cm" svg:height="10.476cm" svg:x="3.228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185cm">
          <draw:image xlink:href="Pictures/1000020100000780000003D78D721D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4.201cm">
          <draw:image xlink:href="Pictures/1000020100000780000003D766FFA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2" draw:text-style-name="P10" draw:layer="layout" svg:width="25.181cm" svg:height="14.798cm" svg:x="1.377cm" svg:y="2.725cm">
          <draw:image xlink:href="Pictures/10000000000004A2000001E3DBCF4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8.656cm" svg:x="0cm" svg:y="5.842cm">
          <draw:image xlink:href="Pictures/10000000000004CE000001837BC4C5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693cm">
          <draw:image xlink:href="Pictures/1000020100000780000003D7A9F3A0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556cm">
          <draw:image xlink:href="Pictures/1000020100000780000003D72822B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693cm">
          <draw:image xlink:href="Pictures/1000020100000780000003D709CE62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048cm">
          <draw:image xlink:href="Pictures/1000020100000780000003D7588469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048cm">
          <draw:image xlink:href="Pictures/1000020100000780000003D76A27E8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347cm" svg:height="11.731cm" svg:x="0.17cm" svg:y="4.572cm">
          <draw:image xlink:href="Pictures/10000000000005A000000266B6D96C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439cm">
          <draw:image xlink:href="Pictures/1000020100000780000003D7790321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262cm" svg:height="14.087cm" svg:x="0.254cm" svg:y="2.794cm">
          <draw:image xlink:href="Pictures/1000020100000780000003D721C15D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.001cm" svg:y="2.931cm">
          <draw:image xlink:href="Pictures/1000020100000780000003D72BFBA3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.001cm" svg:y="3.439cm">
          <draw:image xlink:href="Pictures/1000020100000780000003D718D09C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2.794cm">
          <draw:image xlink:href="Pictures/1000020100000780000003D716D318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048cm">
          <draw:image xlink:href="Pictures/1000020100000780000003D791CBDC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439cm">
          <draw:image xlink:href="Pictures/1000020100000780000003D71F165C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185cm">
          <draw:image xlink:href="Pictures/1000020100000780000003D7FCE1D1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.001cm" svg:y="3.439cm">
          <draw:image xlink:href="Pictures/1000020100000780000003D731823D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0.801cm" svg:height="1.599cm" svg:x="1.357cm" svg:y="0.524cm" presentation:class="title" presentation:placeholder="true">
          <draw:text-box/>
        </draw:frame>
        <draw:frame draw:style-name="gr3" draw:layer="layout" svg:width="25.183cm" svg:height="14.801cm" svg:x="1.376cm" svg:y="2.724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10" draw:layer="layout" svg:width="27.516cm" svg:height="14.087cm" svg:x="0cm" svg:y="3.693cm">
          <draw:image xlink:href="Pictures/1000020100000780000003D7207EC6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132cm" svg:height="10.476cm" svg:x="3.228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sFillBitmap_20_1" draw:display-name="msFillBitmap 1" xlink:href="Pictures/1000000000000656000004606CC2266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32pt" fo:letter-spacing="normal" fo:language="de" fo:country="DE" fo:font-style="normal" fo:text-shadow="none" style:text-underline-style="none" fo:font-weight="normal" style:letter-kerning="true" style:font-family-asian="'ＭＳ Ｐゴシック'" style:font-size-asian="32pt" style:language-asian="de" style:country-asian="DE" style:font-style-asian="normal" style:font-weight-asian="normal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12pt" fo:letter-spacing="normal" fo:language="de" fo:country="DE" fo:font-style="normal" fo:text-shadow="none" style:text-underline-style="none" fo:font-weight="normal" style:letter-kerning="true" style:font-family-asian="'ＭＳ Ｐゴシック'" style:font-size-asian="12pt" style:language-asian="de" style:country-asian="DE" style:font-style-asian="normal" style:font-weight-asian="normal" style:font-family-complex="'Lohit Devanagari'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32pt" fo:letter-spacing="normal" fo:language="de" fo:country="DE" fo:font-style="normal" fo:text-shadow="none" style:text-underline-style="none" fo:font-weight="normal" style:letter-kerning="true" style:font-family-asian="'ＭＳ Ｐゴシック'" style:font-size-asian="32pt" style:language-asian="de" style:country-asian="DE" style:font-style-asian="normal" style:font-weight-asian="normal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12pt" fo:letter-spacing="normal" fo:language="de" fo:country="DE" fo:font-style="normal" fo:text-shadow="none" style:text-underline-style="none" fo:font-weight="normal" style:letter-kerning="true" style:font-family-asian="'ＭＳ Ｐゴシック'" style:font-size-asian="12pt" style:language-asian="de" style:country-asian="DE" style:font-style-asian="normal" style:font-weight-asian="normal" style:font-family-complex="'Lohit Devanagari'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004292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336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36pt"/>
    </style:style>
    <style:style style:name="MP6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12pt"/>
    </style:style>
    <style:style style:name="MP16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497d" style:text-line-through-style="none" style:text-position="0% 100%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808080" style:text-line-through-styl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color="#000000" style:text-line-through-style="none" style:text-position="0% 100%" fo:font-family="Calibri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1f497d" style:text-line-through-style="none" style:text-position="0% 100%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le" style:page-layout-name="PM1" draw:style-name="Mdp1">
      <draw:frame draw:name="Picture 10" draw:style-name="Mgr3" draw:text-style-name="MP3" draw:layer="backgroundobjects" svg:width="6.137cm" svg:height="2.261cm" svg:x="9.957cm" svg:y="2.108cm">
        <draw:image xlink:href="Pictures/10000000000000E800000055D4FBF332981A139C.jpg" xlink:type="simple" xlink:show="embed" xlink:actuate="onLoad">
          <text:p/>
        </draw:image>
      </draw:frame>
      <draw:frame draw:name="Title 1" presentation:style-name="Mpr1" draw:text-style-name="MP5" draw:layer="backgroundobjects" svg:width="17.201cm" svg:height="3.174cm" svg:x="1.357cm" svg:y="6.325cm" presentation:class="title" presentation:user-transformed="true">
        <draw:text-box>
          <text:p text:style-name="MP4"><text:span text:style-name="MT2">Click to edit Master title style</text:span></text:p>
        </draw:text-box>
      </draw:frame>
      <draw:frame draw:name="Text Placeholder 3" presentation:style-name="Mpr2" draw:text-style-name="MP7" draw:layer="backgroundobjects" svg:width="10.399cm" svg:height="2.539cm" svg:x="4.758cm" svg:y="9.926cm" presentation:class="outline" presentation:user-transformed="true">
        <draw:text-box>
          <text:list text:style-name="ML2">
            <text:list-item>
              <text:p text:style-name="MP6"><text:span text:style-name="MT3">Click to edit Master text styles</text:span></text:p>
            </text:list-item>
          </text:list>
        </draw:text-box>
      </draw:frame>
      <draw:frame draw:name="Date Placeholder 2" presentation:style-name="Mpr3" draw:text-style-name="MP9" draw:layer="backgroundobjects" svg:width="7.283cm" svg:height="1.013cm" svg:x="1.395cm" svg:y="17.926cm" presentation:class="date-time" presentation:user-transformed="true">
        <draw:text-box>
          <text:p text:style-name="MP8"><text:span text:style-name="MT4"><text:date style:data-style-name="D4" text:date-value="2021-12-15">12/15/2021</text:date></text:span></text:p>
        </draw:text-box>
      </draw:frame>
      <draw:frame draw:name="Footer Placeholder 4" presentation:style-name="Mpr3" draw:text-style-name="MP9" draw:layer="backgroundobjects" svg:width="13.687cm" svg:height="1.013cm" svg:x="8.89cm" svg:y="17.926cm" presentation:class="footer" presentation:user-transformed="true">
        <draw:text-box>
          <text:p text:style-name="MP10"><text:span text:style-name="MT4">t.wang@physik.uni-bonn.de</text:span></text:p>
        </draw:text-box>
      </draw:frame>
      <draw:frame draw:name="Picture 59" draw:style-name="Mgr3" draw:text-style-name="MP3" draw:layer="backgroundobjects" svg:width="6.772cm" svg:height="3.801cm" svg:x="1.905cm" svg:y="1.058cm">
        <draw:image xlink:href="Pictures/100002010000010000000090402331A6877683FF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6" draw:text-style-name="MP11" draw:layer="backgroundobjects" svg:width="20.801cm" svg:height="1.599cm" svg:x="1.357cm" svg:y="0.524cm" presentation:class="title" presentation:user-transformed="true">
        <draw:text-box>
          <text:p text:style-name="MP4"><text:span text:style-name="MT5">Click to edit Master title style</text:span></text:p>
        </draw:text-box>
      </draw:frame>
      <draw:frame draw:name="Content Placeholder 2" presentation:style-name="Mpr7" draw:text-style-name="MP11" draw:layer="backgroundobjects" svg:width="25.183cm" svg:height="14.801cm" svg:x="1.376cm" svg:y="2.724cm" presentation:class="outline" presentation:user-transformed="true">
        <draw:text-box>
          <text:list text:style-name="ML2">
            <text:list-item>
              <text:p text:style-name="MP12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7" draw:style-name="Mgr4" draw:text-style-name="MP15" draw:layer="backgroundobjects" svg:x1="1.146cm" svg:y1="2.324cm" svg:x2="26.759cm" svg:y2="2.328cm">
        <text:p/>
      </draw:line>
      <draw:line draw:name="Straight Connector 8" draw:style-name="Mgr5" draw:text-style-name="MP3" draw:layer="backgroundobjects" svg:x1="0cm" svg:y1="17.937cm" svg:x2="5.216cm" svg:y2="17.937cm">
        <text:p/>
      </draw:line>
      <draw:frame draw:name="Footer Placeholder 4" presentation:style-name="Mpr8" draw:text-style-name="MP9" draw:layer="backgroundobjects" svg:width="13.687cm" svg:height="1.013cm" svg:x="8.89cm" svg:y="17.926cm" presentation:class="footer" presentation:user-transformed="true">
        <draw:text-box>
          <text:p text:style-name="MP10"><text:span text:style-name="MT4">t.wang@physik.uni-bonn.de</text:span></text:p>
        </draw:text-box>
      </draw:frame>
      <draw:frame draw:name="Slide Number Placeholder 5" presentation:style-name="Mpr8" draw:text-style-name="MP9" draw:layer="backgroundobjects" svg:width="3.18cm" svg:height="1.013cm" svg:x="22.978cm" svg:y="17.926cm" presentation:class="page-number" presentation:user-transformed="true">
        <draw:text-box>
          <text:p text:style-name="MP16"><text:span text:style-name="MT4"><text:page-number>&lt;Nummer&gt;</text:page-number></text:span></text:p>
        </draw:text-box>
      </draw:frame>
      <draw:frame draw:name="Picture 59" draw:style-name="Mgr3" draw:text-style-name="MP3" draw:layer="backgroundobjects" svg:width="4.119cm" svg:height="2.312cm" svg:x="22.527cm" svg:y="0cm">
        <draw:image xlink:href="Pictures/100002010000009C000000576E11BF3CBEF550AE.png" xlink:type="simple" xlink:show="embed" xlink:actuate="onLoad">
          <text:p/>
        </draw:image>
      </draw:frame>
      <draw:frame draw:name="Date Placeholder 2" presentation:style-name="Mpr8" draw:text-style-name="MP9" draw:layer="backgroundobjects" svg:width="7.283cm" svg:height="1.013cm" svg:x="1.395cm" svg:y="17.926cm" presentation:class="date-time" presentation:user-transformed="true">
        <draw:text-box>
          <text:p text:style-name="MP8"><text:span text:style-name="MT4"><text:date style:data-style-name="D4" text:date-value="2021-12-15">12/15/2021</text:date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5.132cm" svg:height="10.476cm" svg:x="3.228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Tianyang Wang</meta:initial-creator>
    <meta:editing-cycles>4234</meta:editing-cycles>
    <meta:print-date>2018-11-10T17:46:32</meta:print-date>
    <meta:creation-date>2017-06-16T08:47:29</meta:creation-date>
    <dc:date>2021-12-15T13:55:19.01</dc:date>
    <meta:editing-duration>P79DT4H42M17S</meta:editing-duration>
    <meta:generator>OpenOffice/4.1.10$Win32 OpenOffice.org_project/4110m2$Build-9807</meta:generator>
    <meta:document-statistic meta:object-count="17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4</meta:user-defined>
    <meta:template xlink:type="simple" xlink:actuate="onRequest" xlink:title="SiLab_uni_bonn_24pt" xlink:href=""/>
  </office:meta>
</office:document-meta>
</file>